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395cm" fo:padding-top="0.141cm" fo:padding-bottom="0.141cm" fo:padding-left="0.141cm" fo:padding-right="0.141cm"/>
    </style:style>
    <style:style style:name="gr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frame draw:style-name="gr1" draw:layer="layout" svg:width="0.85cm" svg:height="0.689cm" svg:x="3.05cm" svg:y="1.5cm">
          <draw:text-box>
            <text:p text:style-name="P1"><text:span text:style-name="T1">BN </text:span></text:p>
          </draw:text-box>
        </draw:frame>
        <draw:frame draw:style-name="gr1" draw:layer="layout" svg:width="0.85cm" svg:height="0.689cm" svg:x="0.2cm" svg:y="1.5cm">
          <draw:text-box>
            <text:p text:style-name="P1"><text:span text:style-name="T1">BC </text:span></text:p>
          </draw:text-box>
        </draw:frame>
        <draw:frame draw:style-name="gr1" draw:layer="layout" svg:width="0.85cm" svg:height="0.689cm" svg:x="0.2cm" svg:y="2.307cm">
          <draw:text-box>
            <text:p text:style-name="P1"><text:span text:style-name="T1">CA </text:span></text:p>
          </draw:text-box>
        </draw:frame>
        <draw:path draw:style-name="gr2" draw:layer="layout" svg:width="1.459cm" svg:height="1.459cm" svg:x="1.29cm" svg:y="1.422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polygon draw:style-name="gr3" draw:layer="layout" svg:width="1.406cm" svg:height="1.406cm" svg:x="1.316cm" svg:y="1.448cm" svg:viewBox="0 0 1407 1407" draw:points="0,1126 281,1407 1407,281 1126,0">
          <text:p/>
        </draw:polygon>
        <draw:polygon draw:style-name="gr2" draw:layer="layout" svg:width="1.406cm" svg:height="1.406cm" svg:x="1.316cm" svg:y="1.448cm" svg:viewBox="0 0 1407 1407" draw:points="0,1126 281,1407 1407,281 1126,0">
          <text:p/>
        </draw:polygon>
        <draw:polygon draw:style-name="gr4" draw:layer="layout" svg:width="0.327cm" svg:height="0.327cm" svg:x="2.179cm" svg:y="1.669cm" svg:viewBox="0 0 328 328" draw:points="328,0 0,234 93,328">
          <text:p/>
        </draw:polygon>
        <draw:polygon draw:style-name="gr5" draw:layer="layout" svg:width="0.327cm" svg:height="0.327cm" svg:x="2.179cm" svg:y="1.669cm" svg:viewBox="0 0 328 328" draw:points="328,0 0,234 93,328">
          <text:p/>
        </draw:polygon>
        <draw:frame draw:style-name="gr1" draw:layer="layout" svg:width="0.65cm" svg:height="0.689cm" svg:x="1.625cm" svg:y="0.6cm">
          <draw:text-box>
            <text:p text:style-name="P1"><text:span text:style-name="T1">0 </text:span></text:p>
          </draw:text-box>
        </draw:frame>
        <draw:frame draw:style-name="gr1" draw:layer="layout" svg:width="0.85cm" svg:height="0.689cm" svg:x="2.55cm" svg:y="0.807cm">
          <draw:text-box>
            <text:p text:style-name="P1"><text:span text:style-name="T1">AN </text:span></text:p>
          </draw:text-box>
        </draw:frame>
        <draw:frame draw:style-name="gr1" draw:layer="layout" svg:width="0.85cm" svg:height="0.689cm" svg:x="2.95cm" svg:y="2.25cm">
          <draw:text-box>
            <text:p text:style-name="P1"><text:span text:style-name="T1">CN </text:span></text:p>
          </draw:text-box>
        </draw:frame>
        <draw:frame draw:style-name="gr1" draw:layer="layout" svg:width="0.85cm" svg:height="0.689cm" svg:x="0.55cm" svg:y="0.865cm">
          <draw:text-box>
            <text:p text:style-name="P1"><text:span text:style-name="T1">AB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49:23.562000000</meta:creation-date>
    <meta:editing-duration>PT14S</meta:editing-duration>
    <meta:editing-cycles>2</meta:editing-cycles>
    <meta:generator>LibreOffice/4.3.6.2$Windows_x86 LibreOffice_project/d50a87b2e514536ed401c18000dad4660b6a169e</meta:generator>
    <dc:date>2015-09-28T20:49:38.093000000</dc:date>
    <meta:document-statistic meta:object-count="12"/>
    <meta:template xlink:type="simple" xlink:actuate="onRequest" xlink:title="1" xlink:href="file:///C:/Documents%20and%20Settings/User/Application%20Data/LibreOffice/4/user/template/1.otg" meta:date="2015-09-28T20:49:23.484000000"/>
  </office:meta>
</office:document-meta>
</file>